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3.279cm" style:rel-column-width="1859*"/>
    </style:style>
    <style:style style:name="Table4.B" style:family="table-column">
      <style:table-column-properties style:column-width="4.184cm" style:rel-column-width="2372*"/>
    </style:style>
    <style:style style:name="Table4.C" style:family="table-column">
      <style:table-column-properties style:column-width="5.791cm" style:rel-column-width="3283*"/>
    </style:style>
    <style:style style:name="Table4.D" style:family="table-column">
      <style:table-column-properties style:column-width="3.334cm" style:rel-column-width="189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style:shadow="none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369cm" style:rel-column-width="3044*"/>
    </style:style>
    <style:style style:name="Table1.B" style:family="table-column">
      <style:table-column-properties style:column-width="5.027cm" style:rel-column-width="2850*"/>
    </style:style>
    <style:style style:name="Table1.C" style:family="table-column">
      <style:table-column-properties style:column-width="6.191cm" style:rel-column-width="3510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8" style:family="table" style:master-page-name="">
      <style:table-properties style:width="10.213cm" fo:margin-left="0.275cm" fo:margin-right="6.51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0.213cm" style:rel-column-width="5789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ext_20_body_20_indent_20_2">
      <style:text-properties fo:language="en" fo:country="none"/>
    </style:style>
    <style:style style:name="P9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2" style:family="paragraph" style:parent-style-name="Text_20_body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text-properties fo:language="en" fo:country="none"/>
    </style:style>
    <style:style style:name="P1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5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style:font-name="Courier New1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3" style:family="text">
      <style:text-properties style:font-name="Courier New1" fo:font-size="11pt" fo:font-style="normal" style:font-name-asian="Courier New1" style:font-size-asian="11pt" style:font-style-asian="normal" style:font-name-complex="Courier New1" style:font-size-complex="11pt" style:font-style-complex="normal"/>
    </style:style>
    <style:style style:name="T4" style:family="text">
      <style:text-properties style:font-name="Courier New1" fo:font-size="11pt" fo:font-style="normal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5" style:family="text">
      <style:text-properties style:font-name="Courier New1" fo:font-style="normal" style:font-name-asian="Courier New1" style:font-style-asian="normal" style:font-name-complex="Courier New1" style:font-style-complex="normal"/>
    </style:style>
    <style:style style:name="T6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7" style:family="text">
      <style:text-properties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8" style:family="text">
      <style:text-properties style:font-name="Courier New1" fo:font-weight="bold" style:font-name-asian="Courier New1" style:font-weight-asian="bold" style:font-name-complex="Courier New1" style:font-weight-complex="bold"/>
    </style:style>
    <style:style style:name="T9" style:family="text">
      <style:text-properties style:font-name="Courier New1" fo:font-weight="normal" style:font-name-asian="Courier New1" style:font-weight-asian="normal" style:font-name-complex="Courier New1" style:font-weight-complex="normal"/>
    </style:style>
    <style:style style:name="T10" style:family="text">
      <style:text-properties style:font-name="Courier New1" fo:font-size="12pt" fo:font-style="normal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1" style:family="text">
      <style:text-properties style:font-name="Courier New1" fo:font-size="12pt" fo:font-style="normal" fo:font-weight="bold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12" style:family="text">
      <style:text-properties style:font-name="Courier New1" fo:font-size="12pt" fo:font-style="normal" style:font-name-asian="Courier New1" style:font-size-asian="12pt" style:font-style-asian="normal" style:font-name-complex="Courier New1" style:font-size-complex="12pt" style:font-style-complex="normal"/>
    </style:style>
    <style:style style:name="T13" style:family="text">
      <style:text-properties fo:font-size="12pt" fo:language="en" fo:country="none" style:font-size-asian="12pt"/>
    </style:style>
    <style:style style:name="T1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80" style:text-underline-style="solid" style:text-underline-width="auto" style:text-underline-color="font-color"/>
    </style:style>
    <style:style style:name="T16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7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HeaderElement</text:h>
      <text:p text:style-name="P8">A skeletal implementation for a header.</text:p>
      <text:h text:style-name="P6" text:outline-level="4">Class Name</text:h>
      <text:p text:style-name="P11"><text:span text:style-name="Source_20_Text"><text:span text:style-name="T13">org.zkoss.zul.impl.HeaderElement</text:span></text:span></text:p>
      <text:h text:style-name="P7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>Property</text:p>
            </table:table-cell>
            <table:table-cell table:style-name="Table4.A1" office:value-type="string">
              <text:p text:style-name="P5">Description</text:p>
            </table:table-cell>
            <table:table-cell table:style-name="Table4.A1" office:value-type="string">
              <text:p text:style-name="P5">Data Type</text:p>
            </table:table-cell>
            <table:table-cell table:style-name="Table4.D1" office:value-type="string">
              <text:p text:style-name="P5">Default Value</text:p>
            </table:table-cell>
          </table:table-row>
        </table:table-header-rows>
        <table:table-row>
          <table:table-cell table:style-name="Table4.A2" office:value-type="string">
            <text:p text:style-name="P1"><text:span text:style-name="Source_20_Text">align</text:span></text:p>
          </table:table-cell>
          <table:table-cell table:style-name="Table4.A2" office:value-type="string">
            <text:p text:style-name="P2">Sets the horizontal alignment of this column. </text:p>
          </table:table-cell>
          <table:table-cell table:style-name="Table4.A2" office:value-type="string">
            <text:p text:style-name="P1"><text:span text:style-name="Source_20_Text">java.lang.String</text:span></text:p>
          </table:table-cell>
          <table:table-cell table:style-name="Table4.D2" office:value-type="string">
            <text:p text:style-name="P3"><text:span text:style-name="Source_20_Text">null</text:span></text:p>
          </table:table-cell>
        </table:table-row>
        <table:table-row>
          <table:table-cell table:style-name="Table4.A2" office:value-type="string">
            <text:p text:style-name="P1"><text:span text:style-name="Source_20_Text">valign</text:span></text:p>
          </table:table-cell>
          <table:table-cell table:style-name="Table4.A2" office:value-type="string">
            <text:p text:style-name="P2">Sets the vertical alignment of this grid. </text:p>
          </table:table-cell>
          <table:table-cell table:style-name="Table4.A2" office:value-type="string">
            <text:p text:style-name="P3"><text:span text:style-name="Source_20_Text">java.lang.String</text:span></text:p>
          </table:table-cell>
          <table:table-cell table:style-name="Table4.D2" office:value-type="string">
            <text:p text:style-name="P3"><text:span text:style-name="Source_20_Text">null</text:span></text:p>
          </table:table-cell>
        </table:table-row>
      </table:table>
      <text:h text:style-name="P9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C1" office:value-type="string">
              <text:p text:style-name="P5">Return Data Typ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<text:span text:style-name="Source_20_Text"><text:span text:style-name="T14">getColAttrs()</text:span></text:span></text:p>
            <text:p text:style-name="P3"><text:span text:style-name="Source_20_Text"><text:span text:style-name="T20"/></text:span></text:p>
          </table:table-cell>
          <table:table-cell table:style-name="Table1.B2" office:value-type="string">
            <text:p text:style-name="P15">Returns the attributes used to generate HTML TD tag for each cell of the rows contained in the parent control, e.g., Listcell.</text:p>
          </table:table-cell>
          <table:table-cell table:style-name="Table1.A2" office:value-type="string">
            <text:p text:style-name="P3"><text:span text:style-name="Source_20_Text"><text:span text:style-name="T10">java.lang.String</text:span>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Source_20_Text"><text:span text:style-name="T10">getOuterAttrs()</text:span></text:span></text:p>
          </table:table-cell>
          <table:table-cell table:style-name="Table1.B2" office:value-type="string">
            <text:p text:style-name="P15"/>
          </table:table-cell>
          <table:table-cell table:style-name="Table1.A2" office:value-type="string">
            <text:p text:style-name="P3"><text:span text:style-name="Source_20_Text"><text:span text:style-name="T10">java.lang.String</text:span>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Source_20_Text"><text:span text:style-name="T1">isChildable()</text:span></text:span></text:p>
          </table:table-cell>
          <table:table-cell table:style-name="Table1.B2" office:value-type="string">
            <text:p text:style-name="P15">Children are not allowed.</text:p>
          </table:table-cell>
          <table:table-cell table:style-name="Table1.A2" office:value-type="string">
            <text:p text:style-name="P3"><text:span text:style-name="Source_20_Text"><text:span text:style-name="T5">boolean</text:span>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Source_20_Text"><text:span text:style-name="T1">setWidth(java.lang.String width)</text:span></text:span></text:p>
          </table:table-cell>
          <table:table-cell table:style-name="Table1.B2" office:value-type="string">
            <text:p text:style-name="P15"/>
          </table:table-cell>
          <table:table-cell table:style-name="Table1.A2" office:value-type="string">
            <text:p text:style-name="P3"><text:span text:style-name="Source_20_Text"><text:span text:style-name="T5">void</text:span></text:span></text:p>
          </table:table-cell>
        </table:table-row>
      </table:table>
      <text:h text:style-name="P9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4"><text:a xlink:type="simple" xlink:href="../LabelElement.xml">org.zkoss.zul.impl.LabelElement</text:a></text:p>
          </table:table-cell>
        </table:table-row>
        <table:table-row>
          <table:table-cell table:style-name="Table8.A2" office:value-type="string">
            <text:p text:style-name="P4"><text:a xlink:type="simple" xlink:href="../LabelImageElement.xml"><text:span text:style-name="Source_20_Text">org.zkoss.zul.impl.LabelImageElement</text:span></text:a></text:p>
          </table:table-cell>
        </table:table-row>
        <table:table-row>
          <table:table-cell table:style-name="Table8.A2" office:value-type="string">
            <text:p text:style-name="P4"><text:a xlink:type="simple" xlink:href="../../../../home/robbiecheng/prj/zk1/zkdoc/devref/ch4/XulElement.xml">org.zkoss.zul.impl.XulElement</text:a></text:p>
          </table:table-cell>
        </table:table-row>
        <table:table-row table:style-name="Table8.5">
          <table:table-cell table:style-name="Table8.A2" office:value-type="string">
            <text:p text:style-name="P4"><text:a xlink:type="simple" xlink:href="../../../../home/robbiecheng/prj/zk1/zkdoc/devref/ch4/HtmlBasedComponent.xml">org.zkoss.zk.ui.HtmlBasedComponent</text:a><text:span text:style-name="T15"> </text:span></text:p>
          </table:table-cell>
        </table:table-row>
        <table:table-row table:style-name="Table8.5">
          <table:table-cell table:style-name="Table8.A2" office:value-type="string">
            <text:p text:style-name="P4"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10-02T16:27:47</dc:date>
    <dc:language>en-US</dc:language>
    <meta:editing-cycles>32</meta:editing-cycles>
    <meta:editing-duration>PT44M2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8" meta:word-count="88" meta:character-count="783"/>
  </office:meta>
</office:document-meta>
</file>